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float" office:value="32.377716" calcext:value-type="float">
            <text:p>32.377716</text:p>
          </table:table-cell>
          <table:table-cell office:value-type="float" office:value="-86.300568" calcext:value-type="float">
            <text:p>-86.300568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Juneau</text:p>
          </table:table-cell>
          <table:table-cell office:value-type="float" office:value="58.301598" calcext:value-type="float">
            <text:p>58.301598</text:p>
          </table:table-cell>
          <table:table-cell office:value-type="float" office:value="-134.420212" calcext:value-type="float">
            <text:p>-134.420212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float" office:value="33.448143" calcext:value-type="float">
            <text:p>33.448143</text:p>
          </table:table-cell>
          <table:table-cell office:value-type="float" office:value="-112.096962" calcext:value-type="float">
            <text:p>-112.096962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float" office:value="34.746613" calcext:value-type="float">
            <text:p>34.746613</text:p>
          </table:table-cell>
          <table:table-cell office:value-type="float" office:value="-92.288986" calcext:value-type="float">
            <text:p>-92.288986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float" office:value="38.576668" calcext:value-type="float">
            <text:p>38.576668</text:p>
          </table:table-cell>
          <table:table-cell office:value-type="float" office:value="-121.493629" calcext:value-type="float">
            <text:p>-121.493629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float" office:value="39.739227" calcext:value-type="float">
            <text:p>39.739227</text:p>
          </table:table-cell>
          <table:table-cell office:value-type="float" office:value="-104.984856" calcext:value-type="float">
            <text:p>-104.984856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&lt;br&gt;</text:p>
          </table:table-cell>
          <table:table-cell office:value-type="float" office:value="41.764046" calcext:value-type="float">
            <text:p>41.764046</text:p>
          </table:table-cell>
          <table:table-cell office:value-type="float" office:value="-72.682198" calcext:value-type="float">
            <text:p>-72.682198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float" office:value="39.157307" calcext:value-type="float">
            <text:p>39.157307</text:p>
          </table:table-cell>
          <table:table-cell office:value-type="float" office:value="-75.519722" calcext:value-type="float">
            <text:p>-75.519722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Honolulu</text:p>
          </table:table-cell>
          <table:table-cell office:value-type="float" office:value="21.307442" calcext:value-type="float">
            <text:p>21.307442</text:p>
          </table:table-cell>
          <table:table-cell office:value-type="float" office:value="-157.857376" calcext:value-type="float">
            <text:p>-157.857376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llahassee</text:p>
          </table:table-cell>
          <table:table-cell office:value-type="float" office:value="30.438118" calcext:value-type="float">
            <text:p>30.438118</text:p>
          </table:table-cell>
          <table:table-cell office:value-type="float" office:value="-84.281296" calcext:value-type="float">
            <text:p>-84.281296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&lt;br&gt;</text:p>
          </table:table-cell>
          <table:table-cell office:value-type="float" office:value="33.749027" calcext:value-type="float">
            <text:p>33.749027</text:p>
          </table:table-cell>
          <table:table-cell office:value-type="float" office:value="-84.388229" calcext:value-type="float">
            <text:p>-84.388229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float" office:value="43.617775" calcext:value-type="float">
            <text:p>43.617775</text:p>
          </table:table-cell>
          <table:table-cell office:value-type="float" office:value="-116.199722" calcext:value-type="float">
            <text:p>-116.199722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float" office:value="39.798363" calcext:value-type="float">
            <text:p>39.798363</text:p>
          </table:table-cell>
          <table:table-cell office:value-type="float" office:value="-89.654961" calcext:value-type="float">
            <text:p>-89.654961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float" office:value="39.768623" calcext:value-type="float">
            <text:p>39.768623</text:p>
          </table:table-cell>
          <table:table-cell office:value-type="float" office:value="-86.162643" calcext:value-type="float">
            <text:p>-86.162643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float" office:value="41.591087" calcext:value-type="float">
            <text:p>41.591087</text:p>
          </table:table-cell>
          <table:table-cell office:value-type="float" office:value="-93.603729" calcext:value-type="float">
            <text:p>-93.603729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float" office:value="39.048191" calcext:value-type="float">
            <text:p>39.048191</text:p>
          </table:table-cell>
          <table:table-cell office:value-type="float" office:value="-95.677956" calcext:value-type="float">
            <text:p>-95.677956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Frankfort</text:p>
          </table:table-cell>
          <table:table-cell office:value-type="float" office:value="38.186722" calcext:value-type="float">
            <text:p>38.186722</text:p>
          </table:table-cell>
          <table:table-cell office:value-type="float" office:value="-84.875374" calcext:value-type="float">
            <text:p>-84.875374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float" office:value="30.457069" calcext:value-type="float">
            <text:p>30.457069</text:p>
          </table:table-cell>
          <table:table-cell office:value-type="float" office:value="-91.187393" calcext:value-type="float">
            <text:p>-91.187393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 office:value-type="float" office:value="44.307167" calcext:value-type="float">
            <text:p>44.307167</text:p>
          </table:table-cell>
          <table:table-cell office:value-type="float" office:value="-69.781693" calcext:value-type="float">
            <text:p>-69.781693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float" office:value="38.978764" calcext:value-type="float">
            <text:p>38.978764</text:p>
          </table:table-cell>
          <table:table-cell office:value-type="float" office:value="-76.490936" calcext:value-type="float">
            <text:p>-76.490936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float" office:value="42.358162" calcext:value-type="float">
            <text:p>42.358162</text:p>
          </table:table-cell>
          <table:table-cell office:value-type="float" office:value="-71.063698" calcext:value-type="float">
            <text:p>-71.063698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float" office:value="42.733635" calcext:value-type="float">
            <text:p>42.733635</text:p>
          </table:table-cell>
          <table:table-cell office:value-type="float" office:value="-84.555328" calcext:value-type="float">
            <text:p>-84.555328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float" office:value="44.955097" calcext:value-type="float">
            <text:p>44.955097</text:p>
          </table:table-cell>
          <table:table-cell office:value-type="float" office:value="-93.102211" calcext:value-type="float">
            <text:p>-93.102211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float" office:value="32.303848" calcext:value-type="float">
            <text:p>32.303848</text:p>
          </table:table-cell>
          <table:table-cell office:value-type="float" office:value="-90.182106" calcext:value-type="float">
            <text:p>-90.182106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float" office:value="38.579201" calcext:value-type="float">
            <text:p>38.579201</text:p>
          </table:table-cell>
          <table:table-cell office:value-type="float" office:value="-92.172935" calcext:value-type="float">
            <text:p>-92.172935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float" office:value="46.585709" calcext:value-type="float">
            <text:p>46.585709</text:p>
          </table:table-cell>
          <table:table-cell office:value-type="float" office:value="-112.018417" calcext:value-type="float">
            <text:p>-112.018417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float" office:value="40.808075" calcext:value-type="float">
            <text:p>40.808075</text:p>
          </table:table-cell>
          <table:table-cell office:value-type="float" office:value="-96.699654" calcext:value-type="float">
            <text:p>-96.699654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Carson City</text:p>
          </table:table-cell>
          <table:table-cell office:value-type="float" office:value="39.163914" calcext:value-type="float">
            <text:p>39.163914</text:p>
          </table:table-cell>
          <table:table-cell office:value-type="float" office:value="-119.766121" calcext:value-type="float">
            <text:p>-119.766121</text:p>
          </table:table-cell>
        </table:table-row>
        <table:table-row table:style-name="ro2">
          <table:table-cell office:value-type="string" calcext:value-type="string">
            <text:p>New Hampshire</text:p>
          </table:table-cell>
          <table:table-cell office:value-type="string" calcext:value-type="string">
            <text:p>Concord</text:p>
          </table:table-cell>
          <table:table-cell office:value-type="float" office:value="43.206898" calcext:value-type="float">
            <text:p>43.206898</text:p>
          </table:table-cell>
          <table:table-cell office:value-type="float" office:value="-71.537994" calcext:value-type="float">
            <text:p>-71.537994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float" office:value="40.220596" calcext:value-type="float">
            <text:p>40.220596</text:p>
          </table:table-cell>
          <table:table-cell office:value-type="float" office:value="-74.769913" calcext:value-type="float">
            <text:p>-74.769913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Santa Fe</text:p>
          </table:table-cell>
          <table:table-cell office:value-type="float" office:value="35.68224" calcext:value-type="float">
            <text:p>35.68224</text:p>
          </table:table-cell>
          <table:table-cell office:value-type="float" office:value="-105.939728" calcext:value-type="float">
            <text:p>-105.939728</text:p>
          </table:table-cell>
        </table:table-row>
        <table:table-row table:style-name="ro2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float" office:value="35.78043" calcext:value-type="float">
            <text:p>35.78043</text:p>
          </table:table-cell>
          <table:table-cell office:value-type="float" office:value="-78.639099" calcext:value-type="float">
            <text:p>-78.639099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Bismarck</text:p>
          </table:table-cell>
          <table:table-cell office:value-type="float" office:value="46.82085" calcext:value-type="float">
            <text:p>46.82085</text:p>
          </table:table-cell>
          <table:table-cell office:value-type="float" office:value="-100.783318" calcext:value-type="float">
            <text:p>-100.783318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float" office:value="42.652843" calcext:value-type="float">
            <text:p>42.652843</text:p>
          </table:table-cell>
          <table:table-cell office:value-type="float" office:value="-73.757874" calcext:value-type="float">
            <text:p>-73.757874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float" office:value="39.961346" calcext:value-type="float">
            <text:p>39.961346</text:p>
          </table:table-cell>
          <table:table-cell office:value-type="float" office:value="-82.999069" calcext:value-type="float">
            <text:p>-82.999069</text:p>
          </table:table-cell>
        </table:table-row>
        <table:table-row table:style-name="ro2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float" office:value="35.492207" calcext:value-type="float">
            <text:p>35.492207</text:p>
          </table:table-cell>
          <table:table-cell office:value-type="float" office:value="-97.503342" calcext:value-type="float">
            <text:p>-97.503342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Salem</text:p>
          </table:table-cell>
          <table:table-cell office:value-type="float" office:value="44.938461" calcext:value-type="float">
            <text:p>44.938461</text:p>
          </table:table-cell>
          <table:table-cell office:value-type="float" office:value="-123.030403" calcext:value-type="float">
            <text:p>-123.030403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float" office:value="40.264378" calcext:value-type="float">
            <text:p>40.264378</text:p>
          </table:table-cell>
          <table:table-cell office:value-type="float" office:value="-76.883598" calcext:value-type="float">
            <text:p>-76.883598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float" office:value="41.830914" calcext:value-type="float">
            <text:p>41.830914</text:p>
          </table:table-cell>
          <table:table-cell office:value-type="float" office:value="-71.414963" calcext:value-type="float">
            <text:p>-71.414963</text:p>
          </table:table-cell>
        </table:table-row>
        <table:table-row table:style-name="ro2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float" office:value="34.000343" calcext:value-type="float">
            <text:p>34.000343</text:p>
          </table:table-cell>
          <table:table-cell office:value-type="float" office:value="-81.033211" calcext:value-type="float">
            <text:p>-81.033211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Pierre</text:p>
          </table:table-cell>
          <table:table-cell office:value-type="float" office:value="44.367031" calcext:value-type="float">
            <text:p>44.367031</text:p>
          </table:table-cell>
          <table:table-cell office:value-type="float" office:value="-100.346405" calcext:value-type="float">
            <text:p>-100.346405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float" office:value="36.16581" calcext:value-type="float">
            <text:p>36.16581</text:p>
          </table:table-cell>
          <table:table-cell office:value-type="float" office:value="-86.784241" calcext:value-type="float">
            <text:p>-86.784241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float" office:value="30.27467" calcext:value-type="float">
            <text:p>30.27467</text:p>
          </table:table-cell>
          <table:table-cell office:value-type="float" office:value="-97.740349" calcext:value-type="float">
            <text:p>-97.740349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float" office:value="40.777477" calcext:value-type="float">
            <text:p>40.777477</text:p>
          </table:table-cell>
          <table:table-cell office:value-type="float" office:value="-111.888237" calcext:value-type="float">
            <text:p>-111.888237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ontpelier</text:p>
          </table:table-cell>
          <table:table-cell office:value-type="float" office:value="44.262436" calcext:value-type="float">
            <text:p>44.262436</text:p>
          </table:table-cell>
          <table:table-cell office:value-type="float" office:value="-72.580536" calcext:value-type="float">
            <text:p>-72.580536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float" office:value="37.538857" calcext:value-type="float">
            <text:p>37.538857</text:p>
          </table:table-cell>
          <table:table-cell office:value-type="float" office:value="-77.43364" calcext:value-type="float">
            <text:p>-77.4336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Olympia</text:p>
          </table:table-cell>
          <table:table-cell office:value-type="float" office:value="47.035805" calcext:value-type="float">
            <text:p>47.035805</text:p>
          </table:table-cell>
          <table:table-cell office:value-type="float" office:value="-122.905014" calcext:value-type="float">
            <text:p>-122.905014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float" office:value="38.336246" calcext:value-type="float">
            <text:p>38.336246</text:p>
          </table:table-cell>
          <table:table-cell office:value-type="float" office:value="-81.612328" calcext:value-type="float">
            <text:p>-81.612328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Madison</text:p>
          </table:table-cell>
          <table:table-cell office:value-type="float" office:value="43.074684" calcext:value-type="float">
            <text:p>43.074684</text:p>
          </table:table-cell>
          <table:table-cell office:value-type="float" office:value="-89.384445" calcext:value-type="float">
            <text:p>-89.384445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float" office:value="41.140259" calcext:value-type="float">
            <text:p>41.140259</text:p>
          </table:table-cell>
          <table:table-cell office:value-type="float" office:value="-104.820236" calcext:value-type="float">
            <text:p>-104.820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21:51:34.856737919</meta:creation-date>
    <dc:date>2022-06-05T21:53:32.588499699</dc:date>
    <meta:editing-duration>PT1M58S</meta:editing-duration>
    <meta:editing-cycles>1</meta:editing-cycles>
    <meta:document-statistic meta:table-count="1" meta:cell-count="204" meta:object-count="0"/>
    <meta:generator>LibreOffice/7.3.3.2$Linux_X86_64 LibreOffice_project/30$Build-2</meta:generator>
  </office:meta>
</office:document-meta>
</file>